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b26a" officeooo:paragraph-rsid="001fb26a"/>
    </style:style>
    <style:style style:name="P2" style:family="paragraph" style:parent-style-name="Standard">
      <style:text-properties officeooo:rsid="001fb26a" officeooo:paragraph-rsid="0021bb25"/>
    </style:style>
    <style:style style:name="P3" style:family="paragraph" style:parent-style-name="Standard">
      <style:text-properties officeooo:rsid="0021bb25" officeooo:paragraph-rsid="0021bb25"/>
    </style:style>
    <style:style style:name="P4" style:family="paragraph" style:parent-style-name="Standard">
      <style:text-properties fo:font-style="italic" officeooo:rsid="002574d6" officeooo:paragraph-rsid="002574d6" style:font-style-asian="italic" style:font-style-complex="italic"/>
    </style:style>
    <style:style style:name="T1" style:family="text">
      <style:text-properties officeooo:rsid="00200ea2"/>
    </style:style>
    <style:style style:name="T2" style:family="text">
      <style:text-properties officeooo:rsid="0021bb25"/>
    </style:style>
    <style:style style:name="T3" style:family="text">
      <style:text-properties officeooo:rsid="00222619"/>
    </style:style>
    <style:style style:name="T4" style:family="text">
      <style:text-properties officeooo:rsid="0023a2ce"/>
    </style:style>
    <style:style style:name="T5" style:family="text">
      <style:text-properties officeooo:rsid="002730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text:span text:style-name="T4">s</text:span>,</text:p>
      <text:p text:style-name="P1"/>
      <text:p text:style-name="P1">we are excited to submit the manuscript titled “mlr3spatiotempcv: Spatiotemporal resampling methods for machine learning in R” to the “<text:span text:style-name="T2">Journal of Statistical Software”.</text:span></text:p>
      <text:p text:style-name="P1"/>
      <text:p text:style-name="P2">The usage of <text:span text:style-name="T2">spatiotemporal resampling methods in statistical and machine learning applications has become fairly popular in the last decade.</text:span></text:p>
      <text:p text:style-name="P3">This trend is welcoming given the importance of this topic in all ML applications which involve spatial, temporal or spatiotemporal data to make bias-reduced performance estimates.</text:p>
      <text:p text:style-name="P3">Yet the usage of such was not straight forward so far as no implementation existed which made partitioning methods easily applicable for users.</text:p>
      <text:p text:style-name="P3">This is the point where the R package mlr3spatiotempcv comes into play: it offers a wide variety of spatiotemporal resampling methods and, by being an extension package of the widely known mlr3 machine learning ecosystem, makes their application straight forward, no matter which algorithm is about to be used.</text:p>
      <text:p text:style-name="P3"/>
      <text:p text:style-name="P2">We believe that this manuscript is a good fit for the Journal <text:span text:style-name="T2">of Statistical Software </text:span>and <text:span text:style-name="T3">that</text:span> scientists <text:span text:style-name="T2">dealing with</text:span> <text:span text:style-name="T2">s</text:span><text:span text:style-name="T3">patiotemporal </text:span>machine learning <text:span text:style-name="T3">will profit from this contribution.</text:span></text:p>
      <text:p text:style-name="P4">This is a resubmission following the initial submission from 2021-10-23 with addressed editor comments from 2022-03-22 <text:span text:style-name="T5">and pre-screening edits from 2022-07-14.</text:span></text:p>
      <text:p text:style-name="P3">We confirm that there are no other submissions of this manuscript at other journals currently.</text:p>
      <text:p text:style-name="P1"/>
      <text:p text:style-name="P1"><text:span text:style-name="T1">On behalf of the authors</text:span>,</text:p>
      <text:p text:style-name="P1">Patrick Schrat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venir Next" fo:font-family="'Avenir Next'"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venir Next" fo:font-family="'Avenir Nex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venir Next" fo:font-family="'Avenir Next'"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atrick Schratz</meta:initial-creator>
    <meta:creation-date>2021-09-12T11:48:03.937273418</meta:creation-date>
    <dc:date>2022-08-08T21:20:07.254842512</dc:date>
    <meta:editing-duration>PT10M35S</meta:editing-duration>
    <meta:editing-cycles>7</meta:editing-cycles>
    <meta:generator>LibreOffice/7.3.5.2$MacOSX_AARCH64 LibreOffice_project/184fe81b8c8c30d8b5082578aee2fed2ea847c01</meta:generator>
    <meta:document-statistic meta:table-count="0" meta:image-count="0" meta:object-count="0" meta:page-count="1" meta:paragraph-count="11" meta:word-count="214" meta:character-count="1434" meta:non-whitespace-character-count="1231"/>
  </office:meta>
</office:document-meta>
</file>